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Quotations" style:list-style-name="L2">
      <style:text-properties officeooo:paragraph-rsid="000a9743"/>
    </style:style>
    <style:style style:name="P3" style:family="paragraph" style:parent-style-name="Quotations" style:list-style-name="L4"/>
    <style:style style:name="P4" style:family="paragraph" style:parent-style-name="Quotations" style:list-style-name="L2">
      <style:paragraph-properties fo:margin-top="0in" fo:margin-bottom="0in" loext:contextual-spacing="false"/>
    </style:style>
    <style:style style:name="P5" style:family="paragraph" style:parent-style-name="Quotations" style:list-style-name="L2">
      <style:paragraph-properties fo:margin-top="0in" fo:margin-bottom="0in" loext:contextual-spacing="false"/>
      <style:text-properties officeooo:paragraph-rsid="000a9743"/>
    </style:style>
    <style:style style:name="P6" style:family="paragraph" style:parent-style-name="Quotations" style:list-style-name="L4">
      <style:paragraph-properties fo:margin-top="0in" fo:margin-bottom="0in" loext:contextual-spacing="false"/>
    </style:style>
    <style:style style:name="T1" style:family="text">
      <style:text-properties officeooo:rsid="000a974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user-content-приведите-по-2-примера-когда-лучше-максимизировать-precision-а-когда-recall"/>Приведите по 2 примера, когда лучше максимизировать Precision, а когда Recall.</text:h>
      <text:list xml:id="list1702247902" text:style-name="L2">
        <text:list-item>
          <text:p text:style-name="P4">При оценке <text:span text:style-name="T1">возможности шторма при проходе коробля по маршруту </text:span>лучше максимизировать Precision, <text:span text:style-name="T1">указав</text:span> <text:span text:style-name="T1">данный маршрут как опасный</text:span>. </text:p>
        </text:list-item>
        <text:list-item>
          <text:p text:style-name="P4">Если политика <text:span text:style-name="T1">судоводительной компании </text:span>направлена на большую <text:span text:style-name="T1">скорость не смотря на опасность маршрута</text:span>, имеет смысл максимизировать Recall.</text:p>
        </text:list-item>
        <text:list-item>
          <text:p text:style-name="P5">Если политика <text:span text:style-name="T1">судоводительной компании </text:span>направлена на большую <text:span text:style-name="T1">безопастность маршрута <text:s/>не смотря на скорость</text:span>, имеет смысл максимизировать Precision. </text:p>
        </text:list-item>
        <text:list-item>
          <text:p text:style-name="P2">Если при <text:span text:style-name="T1">поиска рака</text:span> речь идет о жизни человека, тимеет смысл максимизировать Recall.</text:p>
        </text:list-item>
      </text:list>
      <text:list xml:id="list3983340389" text:style-name="L3">
        <text:list-item>
          <text:list>
            <text:list-item>
              <text:list>
                <text:list-item>
                  <text:h text:style-name="P1" text:outline-level="3"><text:bookmark text:name="user-content-почему-мы-используем-f-меру-почему-например-нельзя-просто-взять-среднее-от-precision-и-recall"/>Почему мы используем F-меру, почему, например, нельзя просто взять среднее от Precision и Recall?</text:h>
                </text:list-item>
              </text:list>
            </text:list-item>
          </text:list>
        </text:list-item>
      </text:list>
      <text:list xml:id="list903546703" text:style-name="L4">
        <text:list-item>
          <text:p text:style-name="P6">Первая причина в том, что <text:span text:style-name="Emphasis">F-мера</text:span> позволяет оценить в комплексе как Precision, так и Recall. </text:p>
        </text:list-item>
        <text:list-item>
          <text:p text:style-name="P3">Вторая причина в том, что <text:span text:style-name="Emphasis">F-мера</text:span> позволяет увеличивать/уменьшать влияние Precision и Recal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9:04:51.817140340</meta:creation-date>
    <dc:date>2021-11-23T19:12:56.505563608</dc:date>
    <meta:editing-duration>PT8M9S</meta:editing-duration>
    <meta:editing-cycles>1</meta:editing-cycles>
    <meta:document-statistic meta:table-count="0" meta:image-count="0" meta:object-count="0" meta:page-count="1" meta:paragraph-count="8" meta:word-count="123" meta:character-count="870" meta:non-whitespace-character-count="758"/>
    <meta:generator>LibreOffice/6.4.7.2$Linux_X86_64 LibreOffice_project/40$Build-2</meta:generator>
  </office:meta>
</office:document-meta>
</file>